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b78b" officeooo:paragraph-rsid="0011b78b"/>
    </style:style>
    <style:style style:name="P2" style:family="paragraph" style:parent-style-name="Standard">
      <style:paragraph-properties fo:text-align="start" style:justify-single-word="false"/>
      <style:text-properties officeooo:rsid="0011b78b" officeooo:paragraph-rsid="0011b78b"/>
    </style:style>
    <style:style style:name="P3" style:family="paragraph" style:parent-style-name="Heading_20_2">
      <style:text-properties officeooo:rsid="0011b78b" officeooo:paragraph-rsid="0011b78b"/>
    </style:style>
    <style:style style:name="P4" style:family="paragraph" style:parent-style-name="Subtitle">
      <style:text-properties officeooo:rsid="0011b78b" officeooo:paragraph-rsid="0011b78b"/>
    </style:style>
    <style:style style:name="P5" style:family="paragraph" style:parent-style-name="Heading_20_1">
      <style:text-properties officeooo:rsid="0011b78b" officeooo:paragraph-rsid="0011b78b"/>
    </style:style>
    <style:style style:name="P6" style:family="paragraph" style:parent-style-name="Text_20_body">
      <style:text-properties officeooo:rsid="0011b78b" officeooo:paragraph-rsid="0011b78b"/>
    </style:style>
    <style:style style:name="P7" style:family="paragraph" style:parent-style-name="Text_20_body">
      <style:text-properties officeooo:paragraph-rsid="0011b78b"/>
    </style:style>
    <style:style style:name="P8" style:family="paragraph" style:parent-style-name="Text_20_body" style:list-style-name="L1">
      <style:text-properties officeooo:paragraph-rsid="0011b78b"/>
    </style:style>
    <style:style style:name="P9" style:family="paragraph" style:parent-style-name="Title">
      <style:text-properties officeooo:rsid="0011b78b" officeooo:paragraph-rsid="0011b78b"/>
    </style:style>
    <style:style style:name="T1" style:family="text">
      <style:text-properties officeooo:rsid="0011b7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nań 20 grudnia 2016 r.</text:p>
      <text:p text:style-name="P2">Wiktor W. Gonczaronek</text:p>
      <text:p text:style-name="P2">Informatyka I3</text:p>
      <text:p text:style-name="P2">Nr albumu: 127191</text:p>
      <text:p text:style-name="P2"/>
      <text:p text:style-name="P9">Podstawy techniki cyfrowej laboratorium</text:p>
      <text:p text:style-name="P4">Sprawozdanie nr 2</text:p>
      <text:h text:style-name="P5" text:outline-level="1">Opis ćwiczenia</text:h>
      <text:p text:style-name="P7"><text:span text:style-name="T1">Podczas ćwiczenia realizowano układy zliczające w górę i w dół w oparciu o liczniki:</text:span></text:p>
      <text:list xml:id="list418174788450448358" text:style-name="L1">
        <text:list-item>
          <text:p text:style-name="P8">7493 <text:span text:style-name="T1">(układ liczący w górę do 47);</text:span></text:p>
        </text:list-item>
        <text:list-item>
          <text:p text:style-name="P8">74161 <text:span text:style-name="T1">(układ liczący w górę);</text:span></text:p>
        </text:list-item>
        <text:list-item>
          <text:p text:style-name="P8">74163 <text:span text:style-name="T1">(układ liczący w górę );</text:span></text:p>
        </text:list-item>
        <text:list-item>
          <text:p text:style-name="P8">74193 <text:span text:style-name="T1">( układ liczący w górę i w dół w zależności od wartości na wejściu wyboru kierunku).</text:span></text:p>
        </text:list-item>
      </text:list>
      <text:h text:style-name="P5" text:outline-level="1">Badania</text:h>
      <text:h text:style-name="P3" text:outline-level="2">Układ liczący w górę 7493</text:h>
      <text:p text:style-name="P6">Schemat układu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0:49:57.345932430</meta:creation-date>
    <dc:date>2016-12-20T10:56:49.234211085</dc:date>
    <meta:editing-duration>PT6M5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84" meta:character-count="470" meta:non-whitespace-character-count="406"/>
  </office:meta>
</office:document-meta>
</file>